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 Presentati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xt he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achlieli CLM" svg:font-family="'Nachlieli CL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am Yorav-Raphael</meta:initial-creator>
    <meta:creation-date>2019-07-26T16:22:13.538309796</meta:creation-date>
    <dc:date>2019-07-26T16:22:54.471687606</dc:date>
    <dc:creator>Noam Yorav-Raphael</dc:creator>
    <meta:editing-duration>PT41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